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structure logique d'une page web est décrite en HTML. La difficultés d'une analyse syntaxique d'une page écrite en html, c'est une format de <text:span text:style-name="T1">données semi-structurées hétérogène</text:span>. Les documents ne possède pas de structure formelle. </text:p>
      <text:p text:style-name="Standard">Les Algorithme dans le domaine de la RI (qlq article lu mais inconvénients extraction de la structure pour qu'elle soit comprise par<text:span text:style-name="T2"> </text:span><text:span text:style-name="T3">un agent</text:span> et non un humain), <text:s/>Algorithme d'extraction de contenu basé sur des indicateurs visuels (ce qui est compris par <text:span text:style-name="T3">un humain</text:span>).</text:p>
      <text:list xml:id="list1915594915" text:style-name="L1">
        <text:list-header>
          <text:p text:style-name="P2"><text:span text:style-name="T1"/></text:p>
        </text:list-header>
        <text:list-item>
          <text:p text:style-name="P2"><text:span text:style-name="T1">Chaque page web définit son modèle</text:span> (charte graphique différentes pour chaque site).</text:p>
        </text:list-item>
      </text:list>
      <text:p text:style-name="Standard">Piste : Transformation des modèles sources vers un modèle intermédiaire définissant une page web comme la norme HTML5, c'est à dire avec des <text:span text:style-name="T1">éléments de navigation</text:span>, <text:span text:style-name="T1">des articles</text:span><text:span text:style-name="T4"> ect...</text:span></text:p>
      <text:p text:style-name="P1"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4T14:25:54</meta:creation-date>
    <meta:generator>LibreOffice/3.5$Linux_x86 LibreOffice_project/350m1$Build-2</meta:generator>
    <dc:date>2014-02-04T14:30:48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5" meta:word-count="122" meta:character-count="767" meta:non-whitespace-character-count="649"/>
  </office:meta>
</office:document-meta>
</file>